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f895" officeooo:paragraph-rsid="0010f895"/>
    </style:style>
    <style:style style:name="P2" style:family="paragraph" style:parent-style-name="Standard">
      <style:text-properties style:font-name="DejaVu Sans" fo:font-size="15pt" officeooo:rsid="0010f895" officeooo:paragraph-rsid="0010f895" style:font-size-asian="15pt" style:font-size-complex="15pt"/>
    </style:style>
    <style:style style:name="P3" style:family="paragraph" style:parent-style-name="Standard">
      <style:text-properties style:font-name="DejaVu Sans" officeooo:rsid="001a186f" officeooo:paragraph-rsid="001a186f"/>
    </style:style>
    <style:style style:name="P4" style:family="paragraph" style:parent-style-name="Standard">
      <style:text-properties style:font-name="DejaVu Sans" officeooo:rsid="001a186f" officeooo:paragraph-rsid="001a186f"/>
    </style:style>
    <style:style style:name="T1" style:family="text">
      <style:text-properties officeooo:rsid="001e03ff"/>
    </style:style>
    <style:style style:name="T2" style:family="text">
      <style:text-properties fo:font-style="normal" officeooo:rsid="001e03ff" style:font-style-asian="normal" style:font-style-complex="normal"/>
    </style:style>
    <style:style style:name="T3" style:family="text">
      <style:text-properties fo:font-style="normal" officeooo:rsid="001f1bee" style:font-style-asian="normal" style:font-style-complex="normal"/>
    </style:style>
    <style:style style:name="T4" style:family="text">
      <style:text-properties style:font-name="Ubuntu Mono" fo:font-style="normal" officeooo:rsid="001e03ff" style:font-style-asian="normal" style:font-style-complex="normal"/>
    </style:style>
    <style:style style:name="T5" style:family="text">
      <style:text-properties style:font-name="Ubuntu Mono" fo:font-style="normal" officeooo:rsid="001f1bee"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0<text:span text:style-name="T1">2</text:span></text:p>
      <text:p text:style-name="P1"/>
      <text:p text:style-name="P3"><text:span text:style-name="T1">For the </text:span><text:span text:style-name="T4">chardev_SDP_lab</text:span><text:span text:style-name="T2"> module, the steps for compiling and installing the module on the system are analogue to the ones taken for the </text:span><text:span text:style-name="T4">hello-5</text:span><text:span text:style-name="T2"> module. The only difference is that we have to create a special file to represent this character device.</text:span></text:p>
      <text:p text:style-name="P3"><text:span text:style-name="T2"><text:tab/></text:span><text:span text:style-name="T3">During the installation, if we look at </text:span><text:span text:style-name="T5">/var/log/messages</text:span><text:span text:style-name="T3">, we are given a hint to the command we have to type in for creating the character device. The command is </text:span><text:span text:style-name="T5">mknod /dev/chardev_SDP_lab c 251 0</text:span><text:span text:style-name="T3">.</text:span></text:p>
      <text:p text:style-name="P3"><text:span text:style-name="T3"><text:tab/>Now we have to compile the test program, using for example </text:span><text:span text:style-name="T5">gcc -g test_chardev.c -o test_chardev</text:span><text:span text:style-name="T3">. If we run the test program (</text:span><text:span text:style-name="T5">./test_chardev /dev/chardev_SDP_lab</text:span><text:span text:style-name="T3">) we can see that the device is working properly. Instead, if we use some standard commands like </text:span><text:span text:style-name="T5">echo</text:span><text:span text:style-name="T3"> and </text:span><text:span text:style-name="T5">cat</text:span><text:span text:style-name="T3">, we can see that this solution does not work.</text:span></text:p>
      <text:p text:style-name="P3"><text:span text:style-name="T3"><text:tab/>We have to fix something in the </text:span><text:span text:style-name="T5">device_read()</text:span><text:span text:style-name="T3"> function of the module. The problem is that the device reads all the buffer independently from the length of the string that the buffer stores. Hence, in our solution we simply compute the length of the string using </text:span><text:span text:style-name="T5">strlen()</text:span><text:span text:style-name="T3"> and use that value. We also reset the buffer to </text:span><text:span text:style-name="T5">0</text:span><text:span text:style-name="T3"> at the end of every read.</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4:16:49.689509468</meta:creation-date>
    <dc:date>2019-05-08T07:37:42.805249569</dc:date>
    <meta:editing-duration>PT15M32S</meta:editing-duration>
    <meta:editing-cycles>8</meta:editing-cycles>
    <meta:generator>LibreOffice/6.0.7.3$Linux_X86_64 LibreOffice_project/00m0$Build-3</meta:generator>
    <meta:document-statistic meta:table-count="0" meta:image-count="0" meta:object-count="0" meta:page-count="1" meta:paragraph-count="5" meta:word-count="194" meta:character-count="1112" meta:non-whitespace-character-count="920"/>
  </office:meta>
</office:document-meta>
</file>